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1e6725" officeooo:paragraph-rsid="001e6725" style:font-weight-asian="bold" style:font-weight-complex="bold"/>
    </style:style>
    <style:style style:name="P3" style:family="paragraph" style:parent-style-name="Standard">
      <style:paragraph-properties fo:text-align="justify" style:justify-single-word="false"/>
      <style:text-properties fo:font-weight="normal" officeooo:rsid="001e6725" officeooo:paragraph-rsid="001e6725" style:font-weight-asian="normal" style:font-weight-complex="normal"/>
    </style:style>
    <style:style style:name="T1" style:family="text">
      <style:text-properties fo:background-color="#adff2f" loext:char-shading-value="0"/>
    </style:style>
    <style:style style:name="T2" style:family="text">
      <style:text-properties fo:background-color="#adff2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papel de la genética molecular en la cría de animales: Una minirevisión</text:p>
      <text:p text:style-name="P1"/>
      <text:p text:style-name="P2">Introducción</text:p>
      <text:p text:style-name="P2"/>
      <text:p text:style-name="P3"><text:span text:style-name="T2">La genética molecular puede contribuir a rasgos complejos mediante la identificación de genes causales</text:span>, la comprensión de los mecanismos reguladores de la expresión génica, la identificación de redes y vías genéticas y la comprensión del papel de "otras" estructuras y mecanismos genómicos, por ejemplo, variaciones estructurales, microARN. , metagenoma y epigenoma (Simianer 2019).</text:p>
      <text:p text:style-name="P3"/>
      <text:p text:style-name="P3"><text:span text:style-name="T2">Las reducciones en los costos de secuenciación y la creación de sofisticados algoritmos de ensamblaje del genoma completo aceleraron el número de organismos secuenciados con éxito.</text:span> Los genomas de referencia de todas las especies de animales de granja están disponibles a través de la base de datos de secuencias de referencia del NCBI (RefSeq). Las versiones de la última asamblea ARS-UCD1.2 (bovino), Oar_rambouillet_1.0 (ovino), ARS1 (cabra) y Sscrofa 11.1 (cerdo) son el resultado de una amplia colaboración entre grupos académicos y consorcios internacionales. El exitoso proyecto internacional 1000 Bull Genomes Project secuenció los genomas completos de 234 individuos bovinos y proporcionó a la comunidad científica una gran cantidad de datos sobre variantes de polimorfismo de un solo nucleótido (SNP). El Proyecto permitió la creación de una base de datos de las variantes de secuencia de los fundadores de las razas modernas para el estudio de asociación del genoma completo (GWAS) a nivel de secuencia a gran escala y el uso de estos datos para identificar rápidamente mutaciones que son importantes para la salud, bienestar y rendimiento (Daetwyler et al. 2014).</text:p>
      <text:p text:style-name="P3"/>
      <text:p text:style-name="P3">Los datos de RefSeq se pueden usar como conjuntos de referencia para imputar secuencias de genoma completo en los conjuntos de datos de individuos de manada con genotipos de matriz SNP para permitir una genotipificación rentable para la estimación de valores genéticos genómicos. Illumina (San Diego, CA, EE. UU.) es el proveedor líder de servicios de secuenciación y genotipado y ha cooperado con una variedad de consorcios internacionales para desarrollar Infinium BeadChips con miles de loci SNP que representan la diversidad genética. El chip BovineHD es la matriz de genotipado de todo el genoma más completa que presenta 777 962 SNP que abarcan uniformemente todo el genoma bovino. Además, un panel internacional de genotipificación de SNP de cabra de 50 000, un chip OvineSNP50 con más de 54 000 SNP y un chip PorcineSNP60 con más de 62 000 SNP permitieron interrogar las variaciones genéticas en todo el genoma de cualquier raza para realizar estudios exhaustivos del genoma completo. .</text:p>
      <text:p text:style-name="P3"/>
      <text:p text:style-name="P3">La base de datos de loci de rasgos cuantitativos animales (QTL) es otro recurso genómico crucial que contiene un total de 190 838 QTL o asociaciones de 2 293 publicaciones para más de 690 rasgos diferentes en bovinos, pollos, caballos, cerdos y ovejas. Animal QTLdb se esfuerza por recopilar todos los datos de mapeo de rasgos disponibles públicamente, es decir, QTL (fenotipo/expresión, eQTL), datos de genes candidatos y GWAS, y variaciones del número de copias (CNV) mapeados en genomas de animales de ganado, para facilitar la localización y comparación. descubrimientos dentro y entre las especies. Las herramientas de bases de datos se desarrollan continuamente para alinear varios datos de mapeo de características con las características del genoma basadas en mapas, como los genes anotados (<text:a xlink:type="simple" xlink:href="http://www.animalgenome.org/cgi-bin/QTLdb/index" text:style-name="Internet_20_link" text:visited-style-name="Visited_20_Internet_20_Link">www.animalgenome.org/cgi-bin/QTLdb/index</text:a>).</text:p>
      <text:p text:style-name="P3"/>
      <text:p text:style-name="P2">“Cría molecular” y anotación funcional de genomas</text:p>
      <text:p text:style-name="P3"/>
      <text:p text:style-name="P3"><text:span text:style-name="T2">El surgimiento de la genómica como disciplina en la década de 1980 condujo al concepto de selección asistida por marcadores, en la cual las variantes genéticas y los genes que influyen en los rasgos cuantitativos importantes para la agricultura se identifican y utilizan para aumentar la respuesta </text:span><text:soft-page-break/><text:span text:style-name="T2">genética.</text:span> Se inició una búsqueda global de QTL en todas las especies de ganado. Los loci cuantitativos con grandes efectos en los rasgos económicamente importantes se mapearon inicialmente mediante análisis de ligamiento y luego estudios de asociación de todo el genoma (Georges et al. 2019).</text:p>
      <text:p text:style-name="P3"/>
      <text:p text:style-name="P3">Un estudio de Cai et al. (2019) puede considerarse un ejemplo de un enfoque complejo para la identificación de genes candidatos causales. En este estudio, se encontró que 15 551 021 SNP estaban asociados con el índice de fertilidad femenina en 5 038 bovinos Nordic Holstein, y se identificaron QTL en seis cromosomas. Los genes más cercanos a los aciertos de GWAS, el análisis basado en genes y la información de desequilibrio de ligamiento se utilizaron para generar una lista de genes candidatos potenciales que influyen en la fertilidad en el ganado. La información previa sobre genes relacionados con la fertilidad se obtuvo de los términos de Ontología de genes, la Enciclopedia de genes y el análisis de rutas de genomas de Kyoto, las bases de datos de fenotipos de mamíferos y los datos de RNASeq disponibles públicamente y se utilizó para refinar la lista de genes candidatos asociados con Fertilidad. Se usaron anotaciones variantes para investigar las mutaciones candidatas dentro de los genes candidatos priorizados. Se propusieron genes candidatos con relevancia biológica para cada uno de estos siete QTL en base a múltiples fuentes de información.</text:p>
      <text:p text:style-name="P3"/>
      <text:p text:style-name="P3">Otro enfoque utilizó chips de oveja personalizados para genotipificar SNP ubicados en las regiones QTL conocidas para la resistencia a la mastitis. Un estudio de asociación de seguimiento se basó en los registros fenotípicos de la incidencia de mastitis clínica y sus indicadores, es decir, el número de células somáticas de la leche, el recuento total viable de bacterias en la leche y la prueba de mastitis de California. Se confirmaron grupos de genes funcionales de resistencia a la mastitis y se identificaron 14 genes candidatos relevantes involucrados en la inmunidad innata dentro de las regiones analizadas (Banos et al. 2017).</text:p>
      <text:p text:style-name="P3"/>
      <text:p text:style-name="P3">Aguilar et al. (2017) identificaron regiones genómicas con marcadores de CNV utilizando el chip de cuentas Illumina BovineHD comercial clásico. El análisis de asociación confirmó asociaciones significativas entre la CNV y los valores genéticos para las puntuaciones de células somáticas en la población Holstein. En estas regiones se identificaron genes candidatos incluidos en las vías biológicas funcionales de iniciación de la inflamación, respuesta inmunitaria, estrés y muerte celular. La combinación de análisis de asociación/detección de CNV basada en dos algoritmos diferentes ayudó a identificar genes asociados con un cambio fenotípico en el recuento de células somáticas.</text:p>
      <text:p text:style-name="P3"/>
      <text:p text:style-name="P3">La grasa intramuscular (IMF) y la composición de ácidos grasos son características utilizadas como indicadores importantes para la evaluación de la carne de alta calidad y contribuyen a los beneficios económicos de la producción de carne. En un estudio de Kim et al. (2019), se realizó un mapeo fino de QTL del cromosoma 12 en una población intercruzada F2 de un cruce entre cerdos nativos de Yorkshire y Corea mediante la adopción de un método combinado de enlace y desequilibrio de enlace utilizando chips SNP de alta densidad. Los loci de rasgos cuantitativos para IMF y ácido oleico (C18:1) se ubicaron dentro del cromosoma 12. Además, se seleccionaron 31 genes candidatos dentro de la región IMF QTL y 28 genes candidatos dentro de la región C18:1 QTL. Para comprender las funciones de estos genes candidatos a nivel molecular, estos genes se clasificaron funcionalmente mediante ontología de genes y análisis de redes y rutas.</text:p>
      <text:p text:style-name="P3"/>
      <text:p text:style-name="P3">Según un estudio de Killeen et al. (2014), los genes expresados diferencialmente (DEG) son genes candidatos potenciales para la identificación de cambios genéticos que influyen en la fertilidad de las vacas que pueden incluirse en futuros programas de mejoramiento genético. El análisis de micromatrices del tejido endometrial detectó 419 DEG y cuantificó las diferencias en la fertilidad, que potencialmente influyen en las funciones del endometrio uterino. Los autores enfatizaron que los <text:soft-page-break/>mecanismos moleculares descritos pueden influir en el éxito de la fertilización y en los indicadores reproductivos de la cría mediante el control de la función endometrial.</text:p>
      <text:p text:style-name="P3"/>
      <text:p text:style-name="P3">Sandri et al. (2015) utilizaron tecnología de perfilado de expresión de micromatrices para estudiar todo el transcriptoma de leucocitos en la sangre periférica de vacas sanas Holstein y Simental lactantes con diferentes valores genéticos (BV) para el contenido de proteína de la leche. Se identificaron vías metabólicas e inmunológicas específicas asociadas con una VB determinada. La comparación de genes expresados diferencialmente con varios BV se está convirtiendo en un enfoque prometedor para la identificación de respuestas moleculares asociadas con rasgos de producción.</text:p>
      <text:p text:style-name="P3"/>
      <text:p text:style-name="P3">….</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2T10:38:33.386969523</meta:creation-date>
    <meta:generator>LibreOffice/6.0.7.3$Linux_X86_64 LibreOffice_project/00m0$Build-3</meta:generator>
    <dc:date>2022-01-22T12:07:54.711056787</dc:date>
    <meta:editing-duration>PT38M53S</meta:editing-duration>
    <meta:editing-cycles>6</meta:editing-cycles>
    <meta:document-statistic meta:table-count="0" meta:image-count="0" meta:object-count="0" meta:page-count="3" meta:paragraph-count="15" meta:word-count="1348" meta:character-count="8771" meta:non-whitespace-character-count="7438"/>
  </office:meta>
</office:document-meta>
</file>